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9000002CEC8B6978FE60CD2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5.633cm" svg:height="18.993cm" svg:x="1.154cm" svg:y="0.787cm">
          <draw:image xlink:href="Pictures/10000000000003C9000002CEC8B6978FE60CD2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1T09:16:18.637732299</meta:creation-date>
    <dc:date>2016-10-01T10:48:42.230850152</dc:date>
    <meta:editing-duration>PT1H32M21S</meta:editing-duration>
    <meta:editing-cycles>6</meta:editing-cycles>
    <meta:generator>LibreOffice/5.1.4.2$Linux_X86_64 LibreOffice_project/10m0$Build-2</meta:generator>
    <meta:document-statistic meta:object-count="24"/>
  </office:meta>
</office:document-meta>
</file>